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666666" loext:opacity="100%" style:font-name="Fira Code" fo:font-style="italic" officeooo:paragraph-rsid="00178ea9" style:font-style-asian="italic" style:font-style-complex="italic"/>
    </style:style>
    <style:style style:name="P2" style:family="paragraph" style:parent-style-name="Header">
      <style:paragraph-properties fo:text-align="center" style:justify-single-word="false"/>
      <style:text-properties fo:color="#666666" loext:opacity="100%" style:font-name="Fira Code" fo:font-style="italic" officeooo:rsid="00167fb2" officeooo:paragraph-rsid="00178ea9" style:font-style-asian="italic" style:font-style-complex="italic"/>
    </style:style>
    <style:style style:name="P3" style:family="paragraph" style:parent-style-name="Standard">
      <style:paragraph-properties fo:line-height="150%" fo:text-align="center" style:justify-single-word="false"/>
      <style:text-properties fo:color="#780373" loext:opacity="100%" style:font-name="Fira Code" fo:font-size="24pt" style:text-underline-style="solid" style:text-underline-width="auto" style:text-underline-color="font-color" fo:font-weight="bold" officeooo:rsid="0012bb3b" officeooo:paragraph-rsid="00178ea9" style:font-size-asian="24pt" style:font-weight-asian="bold" style:font-size-complex="2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fo:font-weight="normal" officeooo:paragraph-rsid="001961f8"/>
    </style:style>
    <style:style style:name="P5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fo:font-weight="normal" officeooo:paragraph-rsid="00197eee"/>
    </style:style>
    <style:style style:name="P6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fo:font-weight="normal" officeooo:paragraph-rsid="001a250f"/>
    </style:style>
    <style:style style:name="P7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fo:font-weight="normal" officeooo:rsid="00197eee" officeooo:paragraph-rsid="00197eee"/>
    </style:style>
    <style:style style:name="P8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fo:font-style="normal" fo:font-weight="normal" officeooo:paragraph-rsid="00197eee" style:font-style-asian="normal" style:font-style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color="#780373" loext:opacity="100%" style:font-name="Fira Code" fo:font-size="24pt" style:text-underline-style="solid" style:text-underline-width="auto" style:text-underline-color="font-color" fo:font-weight="bold" officeooo:rsid="0012bb3b" officeooo:paragraph-rsid="00178ea9" style:font-size-asian="24pt" style:font-weight-asian="bold" style:font-size-complex="24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color="#8d1d75" loext:opacity="100%" style:font-name="Fira Code" fo:font-size="12pt" fo:font-weight="normal" officeooo:paragraph-rsid="001a250f"/>
    </style:style>
    <style:style style:name="T1" style:family="text">
      <style:text-properties officeooo:rsid="0016c089"/>
    </style:style>
    <style:style style:name="T2" style:family="text">
      <style:text-properties officeooo:rsid="00178ea9"/>
    </style:style>
    <style:style style:name="T3" style:family="text">
      <style:text-properties style:text-underline-style="none" officeooo:rsid="00178ea9"/>
    </style:style>
    <style:style style:name="T4" style:family="text">
      <style:text-properties style:text-underline-style="none" style:font-size-asian="10.5pt" style:font-weight-asian="normal" style:font-size-complex="12pt" style:font-weight-complex="normal"/>
    </style:style>
    <style:style style:name="T5" style:family="text">
      <style:text-properties style:text-underline-style="none" officeooo:rsid="00178ea9" style:font-size-asian="10.5pt" style:font-weight-asian="normal" style:font-size-complex="12pt" style:font-weight-complex="normal"/>
    </style:style>
    <style:style style:name="T6" style:family="text">
      <style:text-properties style:text-underline-style="none" officeooo:rsid="0017b13a" style:font-size-asian="10.5pt" style:font-weight-asian="normal" style:font-size-complex="12pt" style:font-weight-complex="normal"/>
    </style:style>
    <style:style style:name="T7" style:family="text">
      <style:text-properties style:text-underline-style="none" officeooo:rsid="001961f8" style:font-size-asian="10.5pt" style:font-weight-asian="normal" style:font-size-complex="12pt" style:font-weight-complex="normal"/>
    </style:style>
    <style:style style:name="T8" style:family="text">
      <style:text-properties style:text-underline-style="none" officeooo:rsid="00197eee" style:font-size-asian="10.5pt" style:font-weight-asian="normal" style:font-size-complex="12pt" style:font-weight-complex="normal"/>
    </style:style>
    <style:style style:name="T9" style:family="text">
      <style:text-properties fo:color="#8d1d75" loext:opacity="100%" style:text-underline-style="none" officeooo:rsid="001961f8" style:font-size-asian="10.5pt" style:font-weight-asian="normal" style:font-size-complex="12pt" style:font-weight-complex="normal"/>
    </style:style>
    <style:style style:name="T10" style:family="text">
      <style:text-properties fo:color="#bf819e" loext:opacity="100%" style:text-underline-style="none" style:font-size-asian="10.5pt" style:font-weight-asian="normal" style:font-size-complex="12pt" style:font-weight-complex="normal"/>
    </style:style>
    <style:style style:name="T11" style:family="text">
      <style:text-properties fo:color="#bf819e" loext:opacity="100%" style:text-underline-style="none" officeooo:rsid="00197eee" style:font-size-asian="10.5pt" style:font-weight-asian="normal" style:font-size-complex="12pt" style:font-weight-complex="normal"/>
    </style:style>
    <style:style style:name="T12" style:family="text">
      <style:text-properties fo:color="#bf819e" loext:opacity="100%" style:text-underline-style="none" officeooo:rsid="001961f8" style:font-size-asian="10.5pt" style:font-weight-asian="normal" style:font-size-complex="12pt" style:font-weight-complex="normal"/>
    </style:style>
    <style:style style:name="T13" style:family="text">
      <style:text-properties fo:color="#bf819e" loext:opacity="100%" fo:font-size="14pt" style:text-underline-style="none" style:font-size-asian="14pt" style:font-weight-asian="normal" style:font-size-complex="14pt" style:font-weight-complex="normal"/>
    </style:style>
    <style:style style:name="T14" style:family="text">
      <style:text-properties fo:color="#bf819e" loext:opacity="100%" fo:font-size="16pt" style:text-underline-style="none" style:font-size-asian="16pt" style:font-weight-asian="normal" style:font-size-complex="16pt" style:font-weight-complex="normal"/>
    </style:style>
    <style:style style:name="T15" style:family="text">
      <style:text-properties fo:color="#bf819e" loext:opacity="100%" fo:font-size="16pt" style:text-underline-style="none" officeooo:rsid="001961f8" style:font-size-asian="16pt" style:font-weight-asian="normal" style:font-size-complex="16pt" style:font-weight-complex="normal"/>
    </style:style>
    <style:style style:name="T16" style:family="text">
      <style:text-properties fo:color="#bf819e" loext:opacity="100%" fo:font-size="16pt" style:text-underline-style="none" officeooo:rsid="001961f8" style:font-size-asian="10.5pt" style:font-weight-asian="normal" style:font-size-complex="12pt" style:font-weight-complex="normal"/>
    </style:style>
    <style:style style:name="T17" style:family="text">
      <style:text-properties fo:font-style="italic" style:text-underline-style="none" style:font-size-asian="10.5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style="normal" style:text-underline-style="none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4pt" style:text-underline-style="none" style:font-size-asian="14pt" style:font-weight-asian="normal" style:font-size-complex="14pt" style:font-weight-complex="normal"/>
    </style:style>
    <style:style style:name="T20" style:family="text">
      <style:text-properties fo:font-size="16pt" style:text-underline-style="none" style:font-size-asian="16pt" style:font-weight-asian="normal" style:font-size-complex="16pt" style:font-weight-complex="normal"/>
    </style:style>
    <style:style style:name="T21" style:family="text">
      <style:text-properties fo:font-size="16pt" style:text-underline-style="none" officeooo:rsid="001a250f" style:font-size-asian="16pt" style:font-weight-asian="normal" style:font-size-complex="16pt" style:font-weight-complex="normal"/>
    </style:style>
    <style:style style:name="T22" style:family="text">
      <style:text-properties fo:font-size="16pt" style:text-underline-style="none" officeooo:rsid="001961f8" style:font-size-asian="16pt" style:font-weight-asian="normal" style:font-size-complex="16pt" style:font-weight-complex="normal"/>
    </style:style>
    <style:style style:name="T23" style:family="text">
      <style:text-properties fo:font-size="16pt" style:text-underline-style="none" officeooo:rsid="00197eee" style:font-size-asian="16pt" style:font-weight-asian="normal" style:font-size-complex="16pt" style:font-weight-complex="normal"/>
    </style:style>
    <style:style style:name="T24" style:family="text">
      <style:text-properties fo:color="#650953" loext:opacity="100%" fo:font-size="16pt" style:text-underline-style="none" officeooo:rsid="001961f8" style:font-size-asian="16pt" style:font-weight-asian="normal" style:font-size-complex="16pt" style:font-weight-complex="normal"/>
    </style:style>
    <style:style style:name="T25" style:family="text">
      <style:text-properties fo:color="#780373" loext:opacity="100%" fo:font-size="16pt" style:text-underline-style="none" style:font-size-asian="16pt" style:font-weight-asian="normal" style:font-size-complex="16pt" style:font-weight-complex="normal"/>
    </style:style>
    <style:style style:name="T26" style:family="text">
      <style:text-properties fo:color="#780373" loext:opacity="100%" fo:font-size="16pt" style:text-underline-style="none" officeooo:rsid="001a250f" style:font-size-asian="16pt" style:font-weight-asian="normal" style:font-size-complex="1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DOCUMENTACIÓN DO PROXECTO</text:span><text:span text:style-name="T3"> </text:span></text:p>
      <text:p text:style-name="P3"><text:span text:style-name="T1">SCRABBLE</text:span> I<text:span text:style-name="T2">I</text:span></text:p>
      <text:p text:style-name="P3"/>
      <text:p text:style-name="P4"><text:span text:style-name="T5"><text:tab/></text:span><text:span text:style-name="T7">Para a creación do proxecto seguiuse a primeira especificación do comportamento do programa que se atopa tamén entregada na tarefa co nome de </text:span><text:span text:style-name="T9">“Planificacion Scrabble.pdf”</text:span><text:span text:style-name="T7">. Ademáis tamén se diseñou un diagrama de actividade para o método “xogarTurno” da clase Partida debido a complexidade do mesmo e que se atopa co nome de </text:span><text:span text:style-name="T9">“Diagrama-xogarTurno.pdf”</text:span><text:span text:style-name="T7">. Inclúese en netbeans tamén unha serie de casos de proba para o método “podeColocarPalabra” da clase Xogador xa que ao comezo da súa implementación daba problemas. O diagrama de clases do proxecto atópase como </text:span><text:span text:style-name="T9">“Diagrama-clases.pdf”</text:span><text:span text:style-name="T7">. Como a clase </text:span><text:span text:style-name="T9">EntradaSaída</text:span><text:span text:style-name="T7"> incluía demasiados métodos que non interviñan de forma directa no comportamento do programa non está recollido nese diagrama <text:s/></text:span></text:p>
      <text:p text:style-name="P4"><text:span text:style-name="T7">así como a clase de </text:span><text:span text:style-name="T9">Utilidades</text:span><text:span text:style-name="T7">. </text:span></text:p>
      <text:p text:style-name="P4"><text:span text:style-name="T7"/></text:p>
      <text:p text:style-name="P6"><text:span text:style-name="T7"><text:s text:c="4"/></text:span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10"><text:soft-page-break/><text:span text:style-name="T24">&gt;</text:span><text:span text:style-name="T22"> </text:span><text:span text:style-name="T23">Este proxecto implementa tamén melloras sobre a especificación inicial:</text:span></text:p>
      <text:p text:style-name="P4"><text:span text:style-name="T8"/></text:p>
      <text:p text:style-name="P4"><text:span text:style-name="T8"><text:tab/>- Posibilidade de cambiar o tamaño do taboleiro </text:span><text:span text:style-name="T11">(por <text:tab/><text:tab/><text:tab/><text:tab/>defecto 21)</text:span><text:span text:style-name="T8">.</text:span></text:p>
      <text:p text:style-name="P5"><text:span text:style-name="T8"><text:tab/>- Posibilidade de cambiar o número de puntos requeridos <text:tab/><text:tab/><text:tab/>para gañar ou “puntos de victoria” </text:span><text:span text:style-name="T11">(por defecto x).</text:span></text:p>
      <text:p text:style-name="P5"><text:span text:style-name="T11"/></text:p>
      <text:p text:style-name="P5"><text:span text:style-name="T7"><text:tab/>- </text:span><text:span text:style-name="T8">Pode cambiarse as probabilidades de que aparezan as distintas <text:tab/>casillas multiplicadoras ou casillas especiais </text:span><text:span text:style-name="T11">(por defecto x2 é <text:tab/>un 20%, x3 un 10% e x4 un 5%)</text:span><text:span text:style-name="T8">.</text:span></text:p>
      <text:p text:style-name="P5"><text:span text:style-name="T8"/></text:p>
      <text:p text:style-name="P5"><text:span text:style-name="T8"/></text:p>
      <text:p text:style-name="P7"><text:span text:style-name="T25">&gt; Altéranse algúns comportamentos </text:span><text:span text:style-name="T26">sobre a especificación inicial</text:span><text:span text:style-name="T25">:</text:span></text:p>
      <text:p text:style-name="P7"><text:span text:style-name="T4"/></text:p>
      <text:p text:style-name="P7"><text:span text:style-name="T4"><text:tab/></text:span><text:span text:style-name="T18">- Os comodíns poden usarse sen límite nun turno.</text:span></text:p>
      <text:p text:style-name="P8"><text:span text:style-name="T8"><text:tab/>- Os comodíns puntúan como unha letra normal e tamén se <text:tab/><text:tab/><text:tab/>mostran ao ser colocados como unha letra norma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666666" loext:opacity="100%" style:font-name="Fira Code" fo:font-style="italic" officeooo:paragraph-rsid="00178ea9" style:font-style-asian="italic" style:font-style-complex="italic"/>
    </style:style>
    <style:style style:name="MP2" style:family="paragraph" style:parent-style-name="Header">
      <style:paragraph-properties fo:text-align="center" style:justify-single-word="false"/>
      <style:text-properties fo:color="#666666" loext:opacity="100%" style:font-name="Fira Code" fo:font-style="italic" officeooo:rsid="00167fb2" officeooo:paragraph-rsid="00178ea9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.S DESENVOLVEMENTO DE APLICACIÓNS MULTIPLATAFORMA. PROGRAMACIÓN. </text:p>
        <text:p text:style-name="MP2">CURSO 2021- 202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0T19:56:30.826080489</meta:creation-date>
    <dc:date>2022-04-02T19:54:14.934147878</dc:date>
    <meta:editing-duration>PT24M17S</meta:editing-duration>
    <meta:editing-cycles>4</meta:editing-cycles>
    <meta:generator>LibreOffice/7.2.6.2$Linux_X86_64 LibreOffice_project/20$Build-2</meta:generator>
    <meta:document-statistic meta:table-count="0" meta:image-count="0" meta:object-count="0" meta:page-count="2" meta:paragraph-count="14" meta:word-count="233" meta:character-count="1529" meta:non-whitespace-character-count="1282"/>
  </office:meta>
</office:document-meta>
</file>